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5cm" fo:min-width="0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024cm" fo:min-width="3.4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986cm" fo:min-width="2.201cm"/>
    </style:style>
    <style:style style:name="gr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4cm"/>
    </style:style>
    <style:style style:name="gr7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986cm" fo:min-width="2.8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134cm" fo:min-width="0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4.29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4.15cm" fo:min-width="9.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2" style:family="graphic" style:parent-style-name="objectwithoutfill">
      <style:graphic-properties draw:stroke="dash" draw:stroke-dash="Double_20_Dot" svg:stroke-color="#000000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a6"/>
      <style:paragraph-properties fo:text-align="center"/>
    </style:style>
    <style:style style:name="P5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7cm" svg:height="0.962cm" svg:x="5.34cm" svg:y="4.719cm">
          <draw:text-box>
            <text:p text:style-name="P1">Monitor</text:p>
          </draw:text-box>
        </draw:frame>
        <draw:custom-shape draw:style-name="gr2" draw:text-style-name="P3" draw:layer="layout" svg:width="5.6cm" svg:height="1.8cm" svg:x="3.8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4.32cm" svg:height="1.673cm" svg:x="4.58cm" svg:y="9.864cm">
          <draw:text-box>
            <text:p text:style-name="P1">Transmissor</text:p>
          </draw:text-box>
        </draw:frame>
        <draw:custom-shape draw:style-name="gr4" draw:text-style-name="P4" draw:layer="layout" svg:width="2.7cm" svg:height="1.4cm" svg:x="5.34cm" svg:y="7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2" draw:layer="layout" svg:width="2.7cm" svg:height="0.962cm" svg:x="5.44cm" svg:y="7.338cm">
          <draw:text-box>
            <text:p text:style-name="P1">log.csv</text:p>
          </draw:text-box>
        </draw:frame>
        <draw:line draw:style-name="gr5" draw:text-style-name="P5" draw:layer="layout" svg:x1="6.74cm" svg:y1="6.1cm" svg:x2="6.74cm" svg:y2="7cm">
          <text:p/>
        </draw:line>
        <draw:line draw:style-name="gr5" draw:text-style-name="P5" draw:layer="layout" svg:x1="6.74cm" svg:y1="8.5cm" svg:x2="6.74cm" svg:y2="9.7cm">
          <text:p/>
        </draw:line>
        <draw:frame draw:style-name="gr3" draw:text-style-name="P2" draw:layer="layout" svg:width="4.32cm" svg:height="1.673cm" svg:x="4.44cm" svg:y="13cm">
          <draw:text-box>
            <text:p text:style-name="P1">Calcula</text:p>
            <text:p text:style-name="P1">Media Móvel</text:p>
          </draw:text-box>
        </draw:frame>
        <draw:custom-shape draw:style-name="gr6" draw:text-style-name="P3" draw:layer="layout" svg:width="4.5cm" svg:height="1.7cm" svg:x="4.44cm" svg:y="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5cm" svg:height="1.7cm" svg:x="4.34cm" svg:y="9.9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54cm" svg:y1="11.6cm" svg:x2="6.54cm" svg:y2="12.8cm">
          <text:p/>
        </draw:line>
        <draw:line draw:style-name="gr5" draw:text-style-name="P5" draw:layer="layout" svg:x1="7.062cm" svg:y1="13cm" svg:x2="7.04cm" svg:y2="11.8cm">
          <text:p/>
        </draw:line>
        <draw:frame draw:style-name="gr1" draw:text-style-name="P2" draw:layer="layout" svg:width="2.7cm" svg:height="0.962cm" svg:x="15.8cm" svg:y="8.391cm">
          <draw:text-box>
            <text:p text:style-name="P1">API</text:p>
          </draw:text-box>
        </draw:frame>
        <draw:custom-shape draw:style-name="gr6" draw:text-style-name="P3" draw:layer="layout" svg:width="4.5cm" svg:height="1.7cm" svg:x="14.5cm" svg:y="8.07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375cm" svg:height="1.4cm" svg:x="15.3cm" svg:y="5.27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2" draw:layer="layout" svg:width="3.375cm" svg:height="2.384cm" svg:x="15.425cm" svg:y="4.8cm">
          <draw:text-box>
            <text:p text:style-name="P1">Banco de dados</text:p>
          </draw:text-box>
        </draw:frame>
        <draw:line draw:style-name="gr5" draw:text-style-name="P5" draw:layer="layout" svg:x1="16.478cm" svg:y1="6.672cm" svg:x2="16.478cm" svg:y2="7.872cm">
          <text:p/>
        </draw:line>
        <draw:line draw:style-name="gr5" draw:text-style-name="P5" draw:layer="layout" svg:x1="17cm" svg:y1="8.072cm" svg:x2="16.978cm" svg:y2="6.872cm">
          <text:p/>
        </draw:line>
        <draw:frame draw:style-name="gr3" draw:text-style-name="P2" draw:layer="layout" svg:width="4.604cm" svg:height="1.673cm" svg:x="14.656cm" svg:y="10.972cm">
          <draw:text-box>
            <text:p text:style-name="P1">Apresentação dos dados</text:p>
          </draw:text-box>
        </draw:frame>
        <draw:custom-shape draw:style-name="gr9" draw:text-style-name="P3" draw:layer="layout" svg:width="4.796cm" svg:height="1.7cm" svg:x="14.4cm" svg:y="11.008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6.7cm" svg:y1="10.972cm" svg:x2="16.678cm" svg:y2="9.772cm">
          <text:p/>
        </draw:line>
        <draw:custom-shape draw:style-name="gr10" draw:text-style-name="P3" draw:layer="layout" svg:width="10.2cm" svg:height="14.4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0.2cm" svg:height="14.4cm" svg:x="11.9cm" svg:y="2.2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9.8cm" svg:height="0.962cm" svg:x="1.5cm" svg:y="2.5cm">
          <draw:text-box>
            <text:p text:style-name="P1">Equipamento monitorado</text:p>
          </draw:text-box>
        </draw:frame>
        <draw:frame draw:style-name="gr11" draw:text-style-name="P2" draw:layer="layout" svg:width="9.8cm" svg:height="0.962cm" svg:x="12.1cm" svg:y="2.5cm">
          <draw:text-box>
            <text:p text:style-name="P1">Servidor web</text:p>
          </draw:text-box>
        </draw:frame>
        <draw:line draw:style-name="gr12" draw:text-style-name="P5" draw:layer="layout" svg:x1="8.8cm" svg:y1="10.9cm" svg:x2="14.5cm" svg:y2="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41:29.385643045</meta:creation-date>
    <dc:date>2021-01-20T11:55:25.401295754</dc:date>
    <meta:editing-duration>PT3M16S</meta:editing-duration>
    <meta:editing-cycles>1</meta:editing-cycles>
    <meta:document-statistic meta:object-count="26"/>
    <meta:generator>LibreOffice/6.4.6.2$Linux_X86_64 LibreOffice_project/40$Build-2</meta:generator>
  </office:meta>
</office:document-meta>
</file>